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342cm" fo:min-width="2.33cm" fo:padding-top="0.165cm" fo:padding-bottom="0.165cm" fo:padding-left="0.29cm" fo:padding-right="0.29cm" loext:decorative="false"/>
    </style:style>
    <style:style style:name="gr2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0.878cm" fo:min-width="13.628cm" fo:padding-top="0.165cm" fo:padding-bottom="0.165cm" fo:padding-left="0.29cm" fo:padding-right="0.29cm" loext:decorative="false"/>
    </style:style>
    <style:style style:name="gr3" style:family="graphic" style:parent-style-name="objectwithoutfill">
      <style:graphic-properties svg:stroke-width="0.081cm" draw:marker-start-width="0.321cm" draw:marker-end="Extrémités_20_de_20_flèche_20_1" draw:marker-end-width="0.421cm" draw:fill="none" draw:textarea-vertical-align="middle" fo:padding-top="0.165cm" fo:padding-bottom="0.165cm" fo:padding-left="0.29cm" fo:padding-right="0.29cm" loext:decorative="false"/>
    </style:style>
    <style:style style:name="gr4" style:family="graphic" style:parent-style-name="objectwithoutfill">
      <style:graphic-properties svg:stroke-width="0.081cm" draw:marker-start-width="0.321cm" draw:marker-end="Extrémités_20_de_20_flèche_20_2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draw:stroke="solid" svg:stroke-width="0.081cm" svg:stroke-color="#2a6099" draw:marker-start-width="0.321cm" draw:marker-end="Extrémités_20_de_20_flèche_20_3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923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4cm" svg:height="2.25cm" svg:x="4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4cm" svg:height="2.25cm" svg:x="12.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4cm" svg:height="2.25cm" svg:x="8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14.25cm" svg:height="1.25cm" svg:x="3.5cm" svg:y="1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4.5cm" svg:y1="7.5cm" svg:x2="11.915cm" svg:y2="9.329cm" draw:start-shape="id1" draw:start-glue-point="8" draw:end-shape="id2" draw:end-glue-point="11" svg:d="M14500 7500c0 1126-2585 212-2585 1829" svg:viewBox="0 0 2586 1830">
          <text:p/>
        </draw:connector>
        <draw:connector draw:style-name="gr4" draw:text-style-name="P1" draw:layer="layout" draw:type="curve" svg:x1="6.75cm" svg:y1="7.5cm" svg:x2="9.085cm" svg:y2="9.329cm" draw:start-shape="id3" draw:start-glue-point="8" draw:end-shape="id2" draw:end-glue-point="5" svg:d="M6750 7500c0 1126 2335 212 2335 1829" svg:viewBox="0 0 2336 1830">
          <text:p/>
        </draw:connector>
        <draw:connector draw:style-name="gr5" draw:text-style-name="P1" draw:layer="layout" draw:type="curve" svg:x1="10.5cm" svg:y1="11.25cm" svg:x2="10.625cm" svg:y2="12.5cm" draw:start-shape="id2" draw:start-glue-point="8" draw:end-shape="id4" draw:end-glue-point="0" svg:d="M10500 11250c0 939 125 314 125 1250" svg:viewBox="0 0 126 1251">
          <text:p/>
        </draw:connector>
        <draw:frame draw:style-name="gr6" draw:text-style-name="P2" draw:layer="layout" svg:width="3.75cm" svg:height="1.673cm" svg:x="5.25cm" svg:y="6cm">
          <draw:text-box>
            <text:p>Utilisateur</text:p>
          </draw:text-box>
        </draw:frame>
        <draw:frame draw:style-name="gr7" draw:text-style-name="P2" draw:layer="layout" svg:width="3.25cm" svg:height="2.173cm" svg:x="13cm" svg:y="5.5cm">
          <draw:text-box>
            <text:p>Niveau au Poker</text:p>
          </draw:text-box>
        </draw:frame>
        <draw:frame draw:style-name="gr8" draw:text-style-name="P2" draw:layer="layout" svg:width="3cm" svg:height="1.673cm" svg:x="9cm" svg:y="9.327cm">
          <draw:text-box>
            <text:p>Poker</text:p>
            <text:p>Trainer</text:p>
          </draw:text-box>
        </draw:frame>
        <draw:frame draw:style-name="gr9" draw:text-style-name="P2" draw:layer="layout" svg:width="14.75cm" svg:height="1.673cm" svg:x="3.5cm" svg:y="12.75cm">
          <draw:text-box>
            <text:p>Permettre aux utilisateurs de s’entraîner au pok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4T10:12:07.786000000</meta:creation-date>
    <dc:date>2023-11-14T10:20:57.585000000</dc:date>
    <meta:editing-duration>PT8M50S</meta:editing-duration>
    <meta:editing-cycles>1</meta:editing-cycles>
    <meta:document-statistic meta:object-count="11"/>
    <meta:generator>LibreOffice/7.6.2.1$Windows_X86_64 LibreOffice_project/56f7684011345957bbf33a7ee678afaf4d2ba333</meta:generator>
  </office:meta>
</office:document-meta>
</file>